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5130000034540192C1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29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299cm" svg:height="15.841cm" svg:x="3.201cm" svg:y="1.259cm">
          <draw:image xlink:href="Pictures/10000201000005130000034540192C18.png" xlink:type="simple" xlink:show="embed" xlink:actuate="onLoad">
            <text:p/>
          </draw:image>
        </draw:frame>
        <draw:frame draw:style-name="gr2" draw:layer="layout" svg:width="10.328cm" svg:height="10.579cm" svg:x="15.372cm" svg:y="9.021cm">
          <draw:text-box>
            <text:p>I have deleted booking ID 11 as you can see, booking id 11 is missing from the top table</text:p>
            <text:p/>
            <text:p/>
            <text:p><text:s/></text:p>
            <text:p/>
            <text:p>After deleting booking ID 11, I tested if the order would still be in the database but as you can see the table is empty.</text:p>
          </draw:text-box>
        </draw:frame>
        <draw:line draw:style-name="gr3" draw:text-style-name="P1" draw:layer="layout" svg:x1="13.88cm" svg:y1="17.461cm" svg:x2="9.42cm" svg:y2="13.0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3:18:04.665000000</dc:date>
    <meta:editing-duration>PT46M43S</meta:editing-duration>
    <meta:editing-cycles>12</meta:editing-cycles>
    <meta:generator>LibreOffice/4.3.2.2$Windows_x86 LibreOffice_project/edfb5295ba211bd31ad47d0bad0118690f76407d</meta:generator>
    <meta:document-statistic meta:object-count="3"/>
  </office:meta>
</office:document-meta>
</file>